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4177in" svg:y="2.0055in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 Sheet1.G1:Sheet1.G1 Sheet1.G2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CORELS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16010928961749" calcext:value-type="float">
            <text:p>0.716010928961749</text:p>
          </table:table-cell>
          <table:table-cell office:value-type="float" office:value="0.808469945355191" calcext:value-type="float">
            <text:p>0.808469945355191</text:p>
          </table:table-cell>
          <table:table-cell office:value-type="float" office:value="0.815300546448088" calcext:value-type="float">
            <text:p>0.815300546448088</text:p>
          </table:table-cell>
          <table:table-cell office:value-type="float" office:value="0.745737704918033" calcext:value-type="float">
            <text:p>0.745737704918033</text:p>
          </table:table-cell>
          <table:table-cell office:value-type="float" office:value="0.825300546448087" calcext:value-type="float">
            <text:p>0.825300546448087</text:p>
          </table:table-cell>
          <table:table-cell office:value-type="float" office:value="0.735846994535519" calcext:value-type="float">
            <text:p>0.735846994535519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3550185636323" calcext:value-type="float">
            <text:p>0.73550185636323</text:p>
          </table:table-cell>
          <table:table-cell office:value-type="float" office:value="0.832546707183742" calcext:value-type="float">
            <text:p>0.832546707183742</text:p>
          </table:table-cell>
          <table:table-cell office:value-type="float" office:value="0.836319347220181" calcext:value-type="float">
            <text:p>0.836319347220181</text:p>
          </table:table-cell>
          <table:table-cell office:value-type="float" office:value="0.769718622361339" calcext:value-type="float">
            <text:p>0.769718622361339</text:p>
          </table:table-cell>
          <table:table-cell office:value-type="float" office:value="0.845222430661943" calcext:value-type="float">
            <text:p>0.845222430661943</text:p>
          </table:table-cell>
          <table:table-cell office:value-type="float" office:value="0.777505519587515" calcext:value-type="float">
            <text:p>0.777505519587515</text:p>
          </table:table-cell>
        </table:table-row>
        <table:table-row table:style-name="ro1">
          <table:table-cell office:value-type="string" calcext:value-type="string">
            <text:p>ROC_AUC</text:p>
          </table:table-cell>
          <table:table-cell office:value-type="float" office:value="0.482275132275132" calcext:value-type="float">
            <text:p>0.482275132275132</text:p>
          </table:table-cell>
          <table:table-cell office:value-type="float" office:value="0.900785634118967" calcext:value-type="float">
            <text:p>0.900785634118967</text:p>
          </table:table-cell>
          <table:table-cell office:value-type="float" office:value="0.909275292608626" calcext:value-type="float">
            <text:p>0.909275292608626</text:p>
          </table:table-cell>
          <table:table-cell office:value-type="float" office:value="0.742099567099567" calcext:value-type="float">
            <text:p>0.742099567099567</text:p>
          </table:table-cell>
          <table:table-cell office:value-type="float" office:value="0.918478435145102" calcext:value-type="float">
            <text:p>0.918478435145102</text:p>
          </table:table-cell>
          <table:table-cell office:value-type="float" office:value="0.722763347763348" calcext:value-type="float">
            <text:p>0.722763347763348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727272727272727" calcext:value-type="float">
            <text:p>0.727272727272727</text:p>
          </table:table-cell>
          <table:table-cell table:number-columns-repeated="2" office:value-type="float" office:value="0.866666666666667" calcext:value-type="float">
            <text:p>0.866666666666667</text:p>
          </table:table-cell>
          <table:table-cell office:value-type="float" office:value="0.781818181818182" calcext:value-type="float">
            <text:p>0.781818181818182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860606060606061" calcext:value-type="float">
            <text:p>0.86060606060606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746470362338484" calcext:value-type="float">
            <text:p>0.746470362338484</text:p>
          </table:table-cell>
          <table:table-cell office:value-type="float" office:value="0.806053284576205" calcext:value-type="float">
            <text:p>0.806053284576205</text:p>
          </table:table-cell>
          <table:table-cell office:value-type="float" office:value="0.811112123854059" calcext:value-type="float">
            <text:p>0.811112123854059</text:p>
          </table:table-cell>
          <table:table-cell office:value-type="float" office:value="0.758891298454866" calcext:value-type="float">
            <text:p>0.758891298454866</text:p>
          </table:table-cell>
          <table:table-cell office:value-type="float" office:value="0.828398268398268" calcext:value-type="float">
            <text:p>0.828398268398268</text:p>
          </table:table-cell>
          <table:table-cell office:value-type="float" office:value="0.716103954837502" calcext:value-type="float">
            <text:p>0.716103954837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8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2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20:27:49.604869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01:05:40.949606031</meta:creation-date>
    <dc:date>2022-02-27T20:29:08.909140272</dc:date>
    <meta:editing-duration>PT8M40S</meta:editing-duration>
    <meta:editing-cycles>4</meta:editing-cycles>
    <meta:generator>LibreOffice/7.3.0.3$Linux_X86_64 LibreOffice_project/30$Build-3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8cm" svg:y="2.956cm" style:legend-expansion="high" chart:style-name="ch2"/>
        <chart:plot-area chart:style-name="ch3" table:cell-range-address="Sheet1.A1:Sheet1.G6" chart:data-source-has-labels="both" svg:x="0.32cm" svg:y="0.18cm" svg:width="12.488cm" svg:height="8.64cm">
          <chart:coordinate-region svg:x="1.232cm" svg:y="0.379cm" svg:width="10.86cm" svg:height="7.79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line">
            <chart:data-point chart:repeated="5"/>
          </chart:series>
          <chart:series chart:style-name="ch8" chart:values-cell-range-address="Sheet1.C2:Sheet1.C6" chart:label-cell-address="Sheet1.C1:Sheet1.C1" chart:class="chart:line">
            <chart:data-point chart:repeated="5"/>
          </chart:serie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series chart:style-name="ch12" chart:values-cell-range-address="Sheet1.G2:Sheet1.G6" chart:label-cell-address="Sheet1.G1:Sheet1.G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DT</text:p>
                <draw:g>
                  <svg:desc>Sheet1.B1:Sheet1.B1</svg:desc>
                </draw:g>
              </table:table-cell>
              <table:table-cell office:value-type="string">
                <text:p>MLP</text:p>
                <draw:g>
                  <svg:desc>Sheet1.C1:Sheet1.C1</svg:desc>
                </draw:g>
              </table:table-cell>
              <table:table-cell office:value-type="string">
                <text:p>RF</text:p>
                <draw:g>
                  <svg:desc>Sheet1.D1:Sheet1.D1</svg:desc>
                </draw:g>
              </table:table-cell>
              <table:table-cell office:value-type="string">
                <text:p>Decision Tree</text:p>
                <draw:g>
                  <svg:desc>Sheet1.E1:Sheet1.E1</svg:desc>
                </draw:g>
              </table:table-cell>
              <table:table-cell office:value-type="string">
                <text:p>SVM</text:p>
                <draw:g>
                  <svg:desc>Sheet1.F1:Sheet1.F1</svg:desc>
                </draw:g>
              </table:table-cell>
              <table:table-cell office:value-type="string">
                <text:p>COREL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2:Sheet1.A6</svg:desc>
                </draw:g>
              </table:table-cell>
              <table:table-cell office:value-type="float" office:value="0.716010928961749">
                <text:p>0.716010928961749</text:p>
                <draw:g>
                  <svg:desc>Sheet1.B2:Sheet1.B6</svg:desc>
                </draw:g>
              </table:table-cell>
              <table:table-cell office:value-type="float" office:value="0.808469945355191">
                <text:p>0.808469945355191</text:p>
                <draw:g>
                  <svg:desc>Sheet1.C2:Sheet1.C6</svg:desc>
                </draw:g>
              </table:table-cell>
              <table:table-cell office:value-type="float" office:value="0.815300546448088">
                <text:p>0.815300546448088</text:p>
                <draw:g>
                  <svg:desc>Sheet1.D2:Sheet1.D6</svg:desc>
                </draw:g>
              </table:table-cell>
              <table:table-cell office:value-type="float" office:value="0.745737704918033">
                <text:p>0.745737704918033</text:p>
                <draw:g>
                  <svg:desc>Sheet1.E2:Sheet1.E6</svg:desc>
                </draw:g>
              </table:table-cell>
              <table:table-cell office:value-type="float" office:value="0.825300546448087">
                <text:p>0.825300546448087</text:p>
                <draw:g>
                  <svg:desc>Sheet1.F2:Sheet1.F6</svg:desc>
                </draw:g>
              </table:table-cell>
              <table:table-cell office:value-type="float" office:value="0.735846994535519">
                <text:p>0.735846994535519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0.73550185636323">
                <text:p>0.73550185636323</text:p>
              </table:table-cell>
              <table:table-cell office:value-type="float" office:value="0.832546707183742">
                <text:p>0.832546707183742</text:p>
              </table:table-cell>
              <table:table-cell office:value-type="float" office:value="0.836319347220181">
                <text:p>0.836319347220181</text:p>
              </table:table-cell>
              <table:table-cell office:value-type="float" office:value="0.769718622361339">
                <text:p>0.769718622361339</text:p>
              </table:table-cell>
              <table:table-cell office:value-type="float" office:value="0.845222430661943">
                <text:p>0.845222430661943</text:p>
              </table:table-cell>
              <table:table-cell office:value-type="float" office:value="0.777505519587515">
                <text:p>0.777505519587515</text:p>
              </table:table-cell>
            </table:table-row>
            <table:table-row>
              <table:table-cell office:value-type="string">
                <text:p>ROC_AUC</text:p>
              </table:table-cell>
              <table:table-cell office:value-type="float" office:value="0.482275132275132">
                <text:p>0.482275132275132</text:p>
              </table:table-cell>
              <table:table-cell office:value-type="float" office:value="0.900785634118967">
                <text:p>0.900785634118967</text:p>
              </table:table-cell>
              <table:table-cell office:value-type="float" office:value="0.909275292608626">
                <text:p>0.909275292608626</text:p>
              </table:table-cell>
              <table:table-cell office:value-type="float" office:value="0.742099567099567">
                <text:p>0.742099567099567</text:p>
              </table:table-cell>
              <table:table-cell office:value-type="float" office:value="0.918478435145102">
                <text:p>0.918478435145102</text:p>
              </table:table-cell>
              <table:table-cell office:value-type="float" office:value="0.722763347763348">
                <text:p>0.722763347763348</text:p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781818181818182">
                <text:p>0.781818181818182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0606060606061">
                <text:p>0.860606060606061</text:p>
              </table:table-cell>
            </table:table-row>
            <table:table-row>
              <table:table-cell office:value-type="string">
                <text:p>Precision</text:p>
              </table:table-cell>
              <table:table-cell office:value-type="float" office:value="0.746470362338484">
                <text:p>0.746470362338484</text:p>
              </table:table-cell>
              <table:table-cell office:value-type="float" office:value="0.806053284576205">
                <text:p>0.806053284576205</text:p>
              </table:table-cell>
              <table:table-cell office:value-type="float" office:value="0.811112123854059">
                <text:p>0.811112123854059</text:p>
              </table:table-cell>
              <table:table-cell office:value-type="float" office:value="0.758891298454866">
                <text:p>0.758891298454866</text:p>
              </table:table-cell>
              <table:table-cell office:value-type="float" office:value="0.828398268398268">
                <text:p>0.828398268398268</text:p>
              </table:table-cell>
              <table:table-cell office:value-type="float" office:value="0.716103954837502">
                <text:p>0.716103954837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